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width="0.4cm" svg:stroke-color="#000000" draw:fill="none" draw:fill-color="#ffffff" draw:textarea-horizontal-align="left" draw:auto-grow-height="true" draw:auto-grow-width="true" fo:min-height="0.862cm" fo:min-width="0cm" fo:padding-top="0.325cm" fo:padding-bottom="0.325cm" fo:padding-left="0.45cm" fo:padding-right="0.45cm"/>
    </style:style>
    <style:style style:name="gr4" style:family="graphic" style:parent-style-name="standard">
      <style:graphic-properties svg:stroke-width="0cm" svg:stroke-color="#000000" draw:marker-start-width="0cm" draw:marker-end-width="0cm" draw:fill="none" draw:textarea-horizontal-align="justify" draw:textarea-vertical-align="middle" draw:auto-grow-height="false" fo:padding-top="0.125cm" fo:padding-bottom="0.125cm" fo:padding-left="0.25cm" fo:padding-right="0.25cm"/>
    </style:style>
    <style:style style:name="gr5" style:family="graphic" style:parent-style-name="standard">
      <style:graphic-properties svg:stroke-width="0.2cm" svg:stroke-color="#800000" draw:marker-start-width="0.15cm" draw:marker-end-width="0.15cm" draw:textarea-horizontal-align="center" draw:textarea-vertical-align="middle" fo:padding-top="0.225cm" fo:padding-bottom="0.225cm" fo:padding-left="0.35cm" fo:padding-right="0.35cm"/>
    </style:style>
    <style:style style:name="gr6" style:family="graphic" style:parent-style-name="standard">
      <style:graphic-properties svg:stroke-width="0.2cm" svg:stroke-color="#800000" draw:marker-start-width="0cm" draw:marker-end-width="0cm" draw:textarea-horizontal-align="center" draw:textarea-vertical-align="middle" fo:padding-top="0.225cm" fo:padding-bottom="0.225cm" fo:padding-left="0.35cm" fo:padding-right="0.3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style:paragraph-properties fo:margin-left="0cm" fo:margin-right="0cm" fo:text-indent="0cm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custom-shape draw:style-name="gr1" draw:text-style-name="P2" draw:layer="layout" svg:width="6cm" svg:height="1.8cm" svg:x="8.215cm" svg:y="3.4cm">
          <text:p text:style-name="P1">0</text:p>
          <draw:enhanced-geometry svg:viewBox="0 0 21600 21600" draw:type="rectangle" draw:enhanced-path="M 0 0 L 21600 0 21600 21600 0 21600 0 0 Z N"/>
        </draw:custom-shape>
        <draw:frame draw:style-name="gr2" draw:layer="layout" svg:width="3.698cm" svg:height="0.962cm" svg:x="3.25cm" svg:y="3.85cm">
          <draw:text-box>
            <text:p text:style-name="P3">Base Layer</text:p>
          </draw:text-box>
        </draw:frame>
        <draw:custom-shape draw:style-name="gr1" draw:text-style-name="P2" draw:layer="layout" svg:width="6cm" svg:height="1.8cm" svg:x="14.215cm" svg:y="3.4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cm" svg:height="1.8cm" svg:x="20.215cm" svg:y="3.4cm">
          <text:p text:style-name="P1">2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035cm" svg:height="0.962cm" svg:x="26.715cm" svg:y="3.788cm">
          <draw:text-box>
            <text:p text:style-name="P3"><text:span text:style-name="T1">...</text:span></text:p>
          </draw:text-box>
        </draw:frame>
        <draw:custom-shape draw:style-name="gr1" draw:text-style-name="P2" draw:layer="layout" svg:width="3cm" svg:height="1.8cm" svg:x="8.25cm" svg:y="6.25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8cm" svg:x="11.25cm" svg:y="6.25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8cm" svg:x="12.25cm" svg:y="6.25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8cm" svg:x="13.25cm" svg:y="6.25cm">
          <text:p text:style-name="P1">0</text:p>
          <draw:enhanced-geometry svg:viewBox="0 0 21600 21600" draw:type="rectangle" draw:enhanced-path="M 0 0 L 21600 0 21600 21600 0 21600 0 0 Z N"/>
        </draw:custom-shape>
        <draw:frame draw:style-name="gr2" draw:layer="layout" svg:width="5.421cm" svg:height="0.962cm" svg:x="1.829cm" svg:y="6.788cm">
          <draw:text-box>
            <text:p text:style-name="P3">Enhanced Layers</text:p>
          </draw:text-box>
        </draw:frame>
        <draw:custom-shape draw:style-name="gr1" draw:text-style-name="P2" draw:layer="layout" svg:width="3cm" svg:height="1.8cm" svg:x="14.25cm" svg:y="6.25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8cm" svg:x="17.25cm" svg:y="6.25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8cm" svg:x="18.25cm" svg:y="6.25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8cm" svg:x="19.25cm" svg:y="6.25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8cm" svg:x="20.25cm" svg:y="6.25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8cm" svg:x="23.25cm" svg:y="6.25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8cm" svg:x="24.25cm" svg:y="6.25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8cm" svg:x="25.25cm" svg:y="6.25cm">
          <text:p text:style-name="P1">2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035cm" svg:height="0.962cm" svg:x="26.715cm" svg:y="6.638cm">
          <draw:text-box>
            <text:p text:style-name="P3"><text:span text:style-name="T1">...</text:span></text:p>
          </draw:text-box>
        </draw:frame>
        <draw:frame draw:style-name="gr3" draw:text-style-name="P5" draw:layer="layout" svg:width="11.875cm" svg:height="1.512cm" svg:x="10.125cm" svg:y="10.438cm">
          <draw:text-box>
            <text:p text:style-name="P3"><text:span text:style-name="T1">Stream ricostruito con bassa qualità</text:span></text:p>
          </draw:text-box>
        </draw:frame>
        <draw:custom-shape draw:style-name="gr4" draw:text-style-name="P2" draw:layer="layout" svg:width="1.75cm" svg:height="1.5cm" svg:x="15.25cm" svg:y="8.65cm">
          <text:p text:style-name="P3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2" draw:layer="layout" svg:width="11.5cm" svg:height="1.081cm" svg:x="10.375cm" svg:y="10.6cm">
          <text:p text:style-name="P3"/>
          <draw:enhanced-geometry svg:viewBox="0 0 21600 21600" draw:type="rectangle" draw:enhanced-path="M 0 0 L 21600 0 21600 21600 0 21600 0 0 Z N"/>
        </draw:custom-shape>
        <draw:g>
          <draw:line draw:style-name="gr5" draw:text-style-name="P2" draw:layer="layout" svg:x1="14.75cm" svg:y1="6.1cm" svg:x2="16.75cm" svg:y2="8.2cm">
            <text:p text:style-name="P3"/>
          </draw:line>
          <draw:line draw:style-name="gr6" draw:text-style-name="P2" draw:layer="layout" svg:x1="14.75cm" svg:y1="8.2cm" svg:x2="16.75cm" svg:y2="5.95cm">
            <text:p text:style-name="P3"/>
          </draw:line>
        </draw:g>
        <draw:g>
          <draw:line draw:style-name="gr5" draw:text-style-name="P2" draw:layer="layout" svg:x1="25cm" svg:y1="5.96cm" svg:x2="26.5cm" svg:y2="8.2cm">
            <text:p text:style-name="P3"/>
          </draw:line>
          <draw:line draw:style-name="gr6" draw:text-style-name="P2" draw:layer="layout" svg:x1="25cm" svg:y1="8.2cm" svg:x2="26.5cm" svg:y2="5.8cm">
            <text:p text:style-name="P3"/>
          </draw:line>
        </draw:g>
        <draw:g>
          <draw:line draw:style-name="gr5" draw:text-style-name="P2" draw:layer="layout" svg:x1="11cm" svg:y1="6.11cm" svg:x2="12.5cm" svg:y2="8.35cm">
            <text:p text:style-name="P3"/>
          </draw:line>
          <draw:line draw:style-name="gr6" draw:text-style-name="P2" draw:layer="layout" svg:x1="11cm" svg:y1="8.35cm" svg:x2="12.5cm" svg:y2="5.95cm">
            <text:p text:style-name="P3"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DejaVuSans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creation-date>2008-02-05T18:54:46</meta:creation-date>
    <dc:date>2008-02-05T19:08:05</dc:date>
    <meta:editing-cycles>3</meta:editing-cycles>
    <meta:editing-duration>PT9M27S</meta:editing-duration>
    <meta:user-defined meta:name="Info 1"/>
    <meta:user-defined meta:name="Info 2"/>
    <meta:user-defined meta:name="Info 3"/>
    <meta:user-defined meta:name="Info 4"/>
    <meta:document-statistic meta:object-count="31"/>
  </office:meta>
</office:document-meta>
</file>